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163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宋斐如 12（1902.08.11-1947.03）</text:p>
      <text:p text:style-name="P1"/>
      <text:p text:style-name="P1">臺 南 人， 本 名 宋 文 瑞。 大 正 11年</text:p>
      <text:p text:style-name="P1"/>
      <text:p text:style-name="P1">（1922）畢業於臺灣商工學校（今開南商</text:p>
      <text:p text:style-name="P1"/>
      <text:p text:style-name="P1">職）後赴北京求學，改名為宋斐如，民國</text:p>
      <text:p text:style-name="P1"/>
      <text:p text:style-name="P1">16年（1927）與洪炎秋、蘇薌雨、張我軍等</text:p>
      <text:p text:style-name="P1"/>
      <text:p text:style-name="P1">人創辦《少年臺灣》，擔任主編。民國 19年</text:p>
      <text:p text:style-name="P1"/>
      <text:p text:style-name="P1">（1930）自北京大學經濟系畢業，同年與</text:p>
      <text:p text:style-name="P1"/>
      <text:p text:style-name="P1">劉思慕等人成立「東方問題研究會」，創辦</text:p>
      <text:p text:style-name="P1"/>
      <text:p text:style-name="P1">《新東方》月刊，以「蕉農」為筆名，翻譯山川均名著〈日本帝國主義鐵蹄下</text:p>
      <text:p text:style-name="P1"/>
      <text:p text:style-name="P1">的臺灣〉於該刊連載，後來《臺灣民報》亦轉載。13</text:p>
      <text:p text:style-name="P1"/>
      <text:p text:style-name="P1">民國 21年（1932）至 24年（1935）間馮玉祥隱居於泰山，以宋端華之</text:p>
      <text:p text:style-name="P1"/>
      <text:p text:style-name="P1">名，擔任馮玉祥所組織之社會科學研究室主任，為馮及其部屬講授經濟學。</text:p>
      <text:p text:style-name="P1"/>
      <text:p text:style-name="P1">民國 24年（1935）赴東京帝國大學深造，次年返回中國。因中日戰爭爆發，</text:p>
      <text:p text:style-name="P1"/>
      <text:p text:style-name="P1">組織「戰時日本問題研究會」、主編《戰時日本》，被視為日本專家。民國 30</text:p>
      <text:p text:style-name="P1"/>
      <text:p text:style-name="P1">年（1941）加入臺灣革命同盟會，任常委兼執委。民國 33年（1944）中央設計</text:p>
      <text:p text:style-name="P1"/>
      <text:p text:style-name="P1">局臺灣調查委員會成立後，被延攬為專門委員，又擔任國民黨臺灣省黨部幹</text:p>
      <text:p text:style-name="P1"/>
      <text:p text:style-name="P1">部訓練班教育長。14</text:p>
      <text:p text:style-name="P1"/>
      <text:p text:style-name="P1">民國 34年（1045）10月隨臺灣省警備總司令部前進指揮所抵臺，進行接</text:p>
      <text:p text:style-name="P1"/>
      <text:p text:style-name="P1">收工作，11月為出任臺灣省行政長官公署教育處副處長、臺灣省行政長官公</text:p>
      <text:p text:style-name="P1"/>
      <text:p text:style-name="P1">署設計考核委員會教育文化專門委員會委員，是行政長官公署中職位最高的</text:p>
      <text:p text:style-name="P1"/>
      <text:p text:style-name="P1">臺灣人。民國 35年（1946）1月與蘇新、鄭明祿等人創辦《人民導報》，擔任</text:p>
      <text:p text:style-name="P1"/>
      <text:p text:style-name="P1">社長之職，因該報針砭時事，批評施政，因此受到壓力；5月辭去社長之職，</text:p>
      <text:p text:style-name="P1"/>
      <text:p text:style-name="P1">由王添灯（另有傳）接任，改任報社顧問；9月因「王添灯筆禍事件」，王去</text:p>
      <text:p text:style-name="P1"/>
      <text:p text:style-name="P1">職，宋再任社長，但仍於民國 36年（1947）2月 20日被免去教育處副處長職務。15</text:p>
      <text:p text:style-name="P1"/>
      <text:p text:style-name="P1">二二八事件發生後，除應警備總部參謀長柯遠芬召見、拜訪區長、與臺</text:p>
      <text:p text:style-name="P1"/>
      <text:p text:style-name="P1">灣省參議會秘書長連震東聯絡外，並無其他活動。但 3月 11日下午，6名便</text:p>
      <text:p text:style-name="P1"/>
      <text:p text:style-name="P1">衣人員闖入其新生南路一段自宅將他拘捕，自此下落不明。16其妻區嚴華向官</text:p>
      <text:p text:style-name="P1"/>
      <text:p text:style-name="P1">方陳情，警備總部答覆否認逮捕情事。</text:p>
      <text:p text:style-name="P1"/>
      <text:p text:style-name="P1">據陳儀所呈中央政府之〈辦理人犯姓名調查表〉，略歷是「人民導報社</text:p>
      <text:p text:style-name="P1"/>
      <text:p text:style-name="P1">長、奸偽要角」，罪名為「（一）陰謀叛亂首要，組織臺灣民主聯盟；（二）利</text:p>
      <text:p text:style-name="P1"/>
      <text:p text:style-name="P1">用報紙抨擊政府施政，竭力暴露政令弱點。」17</text:p>
      <text:p text:style-name="P1"><text:soft-page-break/></text:p>
      <text:p text:style-name="P1">著作甚多，主要有《日本亞洲獨霸戰》、《日本如何決戰》、《日本帝國主義</text:p>
      <text:p text:style-name="P1"/>
      <text:p text:style-name="P1">研究》等，近年在中國的臺灣民主自治同盟為其出版《宋斐如文集》5卷、海</text:p>
      <text:p text:style-name="P1"/>
      <text:p text:style-name="P1">峽出版社也出版《宋斐如文集》3冊。</text:p>
      <text:p text:style-name="P1"/>
      <text:p text:style-name="P1">先後有 3房妻室，與傅彬彬是北京大學同學，生子洪濤。與陳鐸於重慶</text:p>
      <text:p text:style-name="P1"/>
      <text:p text:style-name="P1">結婚，育子瀾，女小玲、洪瑞。區嚴華為廣東人，中山大學法律系畢業，生</text:p>
      <text:p text:style-name="P1"/>
      <text:p text:style-name="P1">子洪亮。18區嚴華在二二八事件後協助建國中學校長陳文彬逃亡中國大陸，民</text:p>
      <text:p text:style-name="P1"/>
      <text:p text:style-name="P1">國 38年（1949）9月被捕，次年 1月 11日以「掩護奸黨、煽動學潮」罪名，槍</text:p>
      <text:p text:style-name="P1"/>
      <text:p text:style-name="P1">決於馬場町。（陳翠蓮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10:41.324911807</meta:creation-date>
    <dc:date>2018-04-19T15:11:42.679821973</dc:date>
    <meta:editing-duration>PT1M1S</meta:editing-duration>
    <meta:editing-cycles>1</meta:editing-cycles>
    <meta:document-statistic meta:table-count="0" meta:image-count="0" meta:object-count="0" meta:page-count="2" meta:paragraph-count="39" meta:word-count="1049" meta:character-count="1153" meta:non-whitespace-character-count="1126"/>
    <meta:generator>LibreOffice/5.1.6.2$Linux_X86_64 LibreOffice_project/10m0$Build-2</meta:generator>
  </office:meta>
</office:document-meta>
</file>